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7C24FB0A166B1E3986.png" manifest:media-type="image/png"/>
  <manifest:file-entry manifest:full-path="Pictures/100000010000030E0000027FE2742A6DC82A9F6B.png" manifest:media-type="image/png"/>
  <manifest:file-entry manifest:full-path="Pictures/1000823800005C9B00004BA8F1328B50CC06E82A.svg" manifest:media-type="image/svg+xml"/>
  <manifest:file-entry manifest:full-path="Pictures/10000001000002C4000001D0214ED177E4B7E76B.png" manifest:media-type="image/png"/>
  <manifest:file-entry manifest:full-path="Pictures/1000964B000069A0000055798704AB3B2F2A9A39.svg" manifest:media-type="image/svg+xml"/>
  <manifest:file-entry manifest:full-path="Pictures/10006DB30000492D00002FF595DCF1125134F47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2" text:anchor-type="char" svg:width="17.59cm" svg:height="11.527cm" draw:z-index="1"><draw:image xlink:href="Pictures/10006DB30000492D00002FF595DCF1125134F474.svg" xlink:type="simple" xlink:show="embed" xlink:actuate="onLoad" draw:mime-type="image/svg+xml"/><draw:image xlink:href="Pictures/10000001000002C4000001D0214ED177E4B7E76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width="17.59cm" svg:height="14.369cm" draw:z-index="2"><draw:image xlink:href="Pictures/1000823800005C9B00004BA8F1328B50CC06E82A.svg" xlink:type="simple" xlink:show="embed" xlink:actuate="onLoad" draw:mime-type="image/svg+xml"/><draw:image xlink:href="Pictures/100000010000030E0000027FE2742A6DC82A9F6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1" text:anchor-type="char" svg:width="17.59cm" svg:height="14.233cm" draw:z-index="0"><draw:image xlink:href="Pictures/1000964B000069A0000055798704AB3B2F2A9A39.svg" xlink:type="simple" xlink:show="embed" xlink:actuate="onLoad" draw:mime-type="image/svg+xml"/><draw:image xlink:href="Pictures/10000001000003120000027C24FB0A166B1E398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4:51:16.278851474</meta:creation-date>
    <dc:date>2024-03-31T14:55:13.495951406</dc:date>
    <meta:editing-duration>PT3M58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